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ff8080" draw:textarea-horizontal-align="justify" draw:textarea-vertical-align="middle" draw:auto-grow-height="false" fo:wrap-option="no-wrap"/>
    </style:style>
    <style:style style:name="gr2" style:family="graphic" style:parent-style-name="standard">
      <style:graphic-properties draw:fill="solid" draw:fill-color="#ff8080" draw:textarea-horizontal-align="justify" draw:textarea-vertical-align="middle" draw:auto-grow-height="false"/>
    </style:style>
    <style:style style:name="gr3" style:family="graphic" style:parent-style-name="standard">
      <style:graphic-properties draw:stroke="dash" draw:stroke-dash="Fine_20_Dashed_20__28_var_29_" draw:fill="none" draw:textarea-horizontal-align="justify" draw:textarea-vertical-align="middle" draw:auto-grow-height="false"/>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solid" draw:fill-color="#ffffcc"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marker-start="Arrow" draw:marker-start-width="0.3cm"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20.73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center" fo:text-indent="0cm"/>
      <style:text-properties fo:font-size="12pt" style:font-size-asian="12pt" style:font-size-complex="12pt"/>
    </style:style>
    <style:style style:name="P4" style:family="paragraph">
      <style:paragraph-properties fo:text-align="center"/>
    </style:style>
    <style:style style:name="P5" style:family="paragraph">
      <style:paragraph-properties fo:margin-left="0cm" fo:margin-right="0cm" fo:text-align="center" fo:text-indent="0cm"/>
      <style:text-properties fo:font-size="16pt" style:font-size-asian="16pt" style:font-size-complex="16pt"/>
    </style:style>
    <style:style style:name="P6" style:family="paragraph">
      <style:paragraph-properties fo:text-align="start">
        <style:tab-stops/>
      </style:paragraph-properties>
    </style:style>
    <style:style style:name="P7" style:family="paragraph">
      <style:paragraph-properties fo:margin-left="0cm" fo:margin-right="0cm" fo:line-height="100%" fo:text-align="center" fo:text-indent="0cm"/>
    </style:style>
    <style:style style:name="P8" style:family="paragraph">
      <style:paragraph-properties fo:margin-left="0cm" fo:margin-right="0cm" fo:text-indent="0cm"/>
      <style:text-properties fo:font-size="14pt" style:font-size-asian="18pt" style:font-size-complex="18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office:forms form:automatic-focus="false" form:apply-design-mode="false"/>
        <draw:custom-shape draw:style-name="gr1" draw:text-style-name="P1" draw:layer="layout" svg:width="5.5cm" svg:height="7.5cm" svg:x="2cm" svg:y="3.4cm">
          <text:p text:style-name="P1">БД ЛС</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4.5cm" svg:height="1cm" svg:x="4cm" svg:y="14.9cm">
          <text:p text:style-name="P1"><text:span text:style-name="T1">Оператор</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 draw:text-style-name="P3" draw:layer="layout" svg:width="4cm" svg:height="1cm" svg:x="2cm" svg:y="11.9cm">
          <text:p text:style-name="P1"><text:span text:style-name="T2">Авторидер</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3" draw:text-style-name="P4" draw:layer="layout" svg:width="6.5cm" svg:height="4.5cm" svg:x="9cm" svg:y="3.4cm">
          <text:p/>
          <draw:enhanced-geometry svg:viewBox="0 0 21600 21600" draw:type="rectangle" draw:enhanced-path="M 0 0 L 21600 0 21600 21600 0 21600 0 0 Z N"/>
        </draw:custom-shape>
        <draw:custom-shape draw:style-name="gr4" draw:text-style-name="P1" draw:layer="layout" svg:width="1.95cm" svg:height="3.5cm" svg:x="9.65cm" svg:y="3.9cm">
          <text:p text:style-name="P1">sync</text:p>
          <draw:enhanced-geometry svg:viewBox="0 0 21600 21600" draw:type="rectangle" draw:enhanced-path="M 0 0 L 21600 0 21600 21600 0 21600 0 0 Z N"/>
        </draw:custom-shape>
        <draw:custom-shape draw:style-name="gr4" draw:text-style-name="P1" draw:layer="layout" svg:width="1.95cm" svg:height="3.5cm" svg:x="12.9cm" svg:y="3.9cm">
          <text:p text:style-name="P1">publ</text:p>
          <draw:enhanced-geometry svg:viewBox="0 0 21600 21600" draw:type="rectangle" draw:enhanced-path="M 0 0 L 21600 0 21600 21600 0 21600 0 0 Z N"/>
        </draw:custom-shape>
        <draw:g>
          <draw:custom-shape draw:style-name="gr5" draw:text-style-name="P4" draw:layer="layout" svg:width="9cm" svg:height="5cm" svg:x="19.5cm" svg:y="7.9cm">
            <text:p text:style-name="P1">клиенты</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4" draw:layer="layout" svg:width="0.5cm" svg:height="0.5cm" svg:x="20.5cm" svg:y="10.4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4" draw:layer="layout" svg:width="0.5cm" svg:height="0.5cm" svg:x="20.5cm" svg:y="10.4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4" draw:layer="layout" svg:width="0.5cm" svg:height="0.5cm" svg:x="22cm" svg:y="11.4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4" draw:layer="layout" svg:width="0.5cm" svg:height="0.5cm" svg:x="22cm" svg:y="9.4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7" draw:text-style-name="P1" draw:layer="layout" svg:width="16cm" svg:height="1cm" draw:transform="rotate (1.5707963267946) translate (17cm 19.4cm)">
          <text:p text:style-name="P1">WEB-сервис</text:p>
          <draw:enhanced-geometry svg:viewBox="0 0 21600 21600" draw:type="rectangle" draw:enhanced-path="M 0 0 L 21600 0 21600 21600 0 21600 0 0 Z N"/>
        </draw:custom-shape>
        <draw:custom-shape draw:style-name="gr8" draw:text-style-name="P5" draw:layer="layout" svg:width="5cm" svg:height="3cm" svg:x="10cm" svg:y="10.4cm">
          <text:p text:style-name="P1"><text:span text:style-name="T3">Эталонная</text:span></text:p>
          <text:p text:style-name="P1"><text:span text:style-name="T3">M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4" draw:layer="layout" svg:x1="11.22cm" svg:y1="7.4cm" svg:x2="11.22cm" svg:y2="10.4cm">
          <text:p/>
        </draw:line>
        <draw:line draw:style-name="gr9" draw:text-style-name="P4" draw:layer="layout" svg:x1="13.759cm" svg:y1="10.4cm" svg:x2="13.759cm" svg:y2="7.4cm">
          <text:p/>
        </draw:line>
        <draw:line draw:style-name="gr9" draw:text-style-name="P4" draw:layer="layout" svg:x1="14.85cm" svg:y1="5.641cm" svg:x2="16.85cm" svg:y2="5.641cm">
          <text:p/>
        </draw:line>
        <draw:polyline draw:style-name="gr9" draw:text-style-name="P6" draw:layer="layout" svg:width="6.499cm" svg:height="2.999cm" draw:transform="rotate (3.1415926535892) translate (24.5000000000089cm 7.9cm)" svg:viewBox="0 0 6500 3000" draw:points="0,-15800 0,-12800 6500,-12800">
          <svg:title>serg</svg:title>
          <text:p/>
        </draw:polyline>
        <draw:polyline draw:style-name="gr9" draw:text-style-name="P4" draw:layer="layout" svg:width="5.963cm" svg:height="2.411cm" draw:transform="rotate (-0.26633724385547) translate (18.3810071549794cm 4.50344248230115cm)" svg:viewBox="0 0 5964 2412" draw:points="0,462 5306,-986 5964,1426">
          <text:p/>
        </draw:polyline>
        <draw:polyline draw:style-name="gr9" draw:text-style-name="P4" draw:layer="layout" svg:width="7.344cm" svg:height="4.383cm" draw:transform="rotate (-2.91487438375637) translate (25.4856291090174cm 17.1726307768492cm)" svg:viewBox="0 0 7345 4384" draw:points="0,-40540 1012,-44924 7345,-43463">
          <text:p/>
        </draw:polyline>
        <draw:polyline draw:style-name="gr9" draw:text-style-name="P4" draw:layer="layout" svg:width="8.127cm" svg:height="4.494cm" draw:transform="skewX (-0.0188495559215352) rotate (3.09394516500976) translate (11.4890265242146cm 17.7809454142352cm)" svg:viewBox="0 0 8128 4495" draw:points="0,-34046 7999,-34427 8128,-29932">
          <text:p/>
        </draw:polyline>
        <draw:custom-shape draw:style-name="gr2" draw:text-style-name="P1" draw:layer="layout" svg:width="4.5cm" svg:height="1cm" draw:transform="rotate (1.5707963267946) translate (11.5cm 19.4cm)">
          <text:p text:style-name="P1">smtp</text:p>
          <draw:enhanced-geometry svg:viewBox="0 0 21600 21600" draw:type="rectangle" draw:enhanced-path="M 0 0 L 21600 0 21600 21600 0 21600 0 0 Z N"/>
        </draw:custom-shape>
        <draw:line draw:style-name="gr9" draw:text-style-name="P4" draw:layer="layout" svg:x1="17cm" svg:y1="17.4cm" svg:x2="12.5cm" svg:y2="17.4cm">
          <text:p/>
        </draw:line>
        <draw:line draw:style-name="gr9" draw:text-style-name="P4" draw:layer="layout" svg:x1="5cm" svg:y1="12.9cm" svg:x2="5cm" svg:y2="14.9cm">
          <text:p/>
        </draw:line>
        <draw:line draw:style-name="gr9" draw:text-style-name="P4" draw:layer="layout" svg:x1="6.5cm" svg:y1="14.9cm" svg:x2="6.5cm" svg:y2="10.621cm">
          <text:p/>
        </draw:line>
        <draw:line draw:style-name="gr10" draw:text-style-name="P4" draw:layer="layout" svg:x1="9.65cm" svg:y1="5.65cm" svg:x2="7.5cm" svg:y2="5.65cm">
          <text:p/>
        </draw:line>
        <draw:frame draw:style-name="gr11" draw:text-style-name="P7" draw:layer="layout" svg:width="21.25cm" svg:height="0.963cm" svg:x="4.225cm" svg:y="1.537cm">
          <draw:text-box>
            <text:p text:style-name="P7">Взаимодействия систем и модулей в схеме репликации справочников</text:p>
          </draw:text-box>
        </draw:frame>
        <draw:frame draw:style-name="gr12" draw:text-style-name="P8" draw:layer="layout" svg:width="5.62cm" svg:height="0.801cm" svg:x="19.1cm" svg:y="17.337cm">
          <draw:text-box>
            <text:p text:style-name="P8">запрос на добавление</text:p>
          </draw:text-box>
        </draw:frame>
        <draw:frame draw:style-name="gr12" draw:text-style-name="P8" draw:layer="layout" svg:width="5.616cm" svg:height="0.801cm" svg:x="18.7cm" svg:y="4.137cm">
          <draw:text-box>
            <text:p text:style-name="P8">запрос на обновление</text:p>
          </draw:text-box>
        </draw:frame>
        <draw:frame draw:style-name="gr12" draw:text-style-name="P8" draw:layer="layout" svg:width="3.228cm" svg:height="0.801cm" svg:x="19cm" svg:y="5.8cm">
          <draw:text-box>
            <text:p text:style-name="P8">обновления</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meta:creation-date>2008-08-07T16:38:49</meta:creation-date>
    <dc:date>2008-09-04T17:25:57</dc:date>
    <meta:print-date>2008-09-04T17:24:53</meta:print-date>
    <meta:editing-cycles>18</meta:editing-cycles>
    <meta:editing-duration>PT41M7S</meta:editing-duration>
    <meta:user-defined meta:name="Поле 1"/>
    <meta:user-defined meta:name="Поле 2"/>
    <meta:user-defined meta:name="Поле 3"/>
    <meta:user-defined meta:name="Поле 4"/>
    <meta:document-statistic meta:object-count="30"/>
  </office:meta>
</office:document-meta>
</file>